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Standard">
      <style:paragraph-properties fo:margin-top="0in" fo:margin-bottom="0in"/>
    </style:style>
    <style:style style:name="P8" style:family="paragraph" style:parent-style-name="Standard">
      <style:paragraph-properties fo:margin-top="0in" fo:margin-bottom="0in" fo:line-height="100%"/>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top="0in" fo:margin-bottom="0.1181in"/>
    </style:style>
    <style:style style:name="P11" style:family="paragraph" style:parent-style-name="Standard">
      <style:paragraph-properties fo:margin-top="0in" fo:margin-bottom="0.1181in" fo:line-height="100%"/>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Heading_20_1" style:master-page-name="First_20_Page">
      <style:paragraph-properties style:page-number="auto"/>
    </style:style>
    <style:style style:name="P1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5" style:family="paragraph" style:parent-style-name="Standard" style:list-style-name="L1"/>
    <style:style style:name="P16" style:family="paragraph" style:parent-style-name="Standard" style:list-style-name="L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paragraph-properties fo:break-before="page"/>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Contents_20_4">
      <style:paragraph-properties>
        <style:tab-stops>
          <style:tab-stop style:position="6.9252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9252in" style:type="right" style:leader-style="dotted" style:leader-text="."/>
        </style:tab-stops>
      </style:paragraph-properties>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fo:font-style="italic" style:font-style-asian="italic" style:font-style-complex="italic"/>
    </style:style>
    <style:style style:name="T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24053408" text:id="ct524053408">
          <text:deletion>
            <office:change-info>
              <dc:creator>Unknown Author</dc:creator>
              <dc:date>2013-01-25T10:36:00</dc:date>
            </office:change-info>
            <text:p text:style-name="Standard">“Buffer shortage, resend” - The node wasn't able to receive the datagram because of a shortage of buffers. The sending node should resend at its convenience.</text:p>
            <text:p text:style-name="Standard">“Datagram rejected, out of order” - Should not happen, but an internal inconsistency was found in the CAN frames making up a datagram. Sender can try again if desired.</text:p>
          </text:deletion>
        </text:changed-region>
        <text:changed-region xml:id="ct523846112" text:id="ct523846112">
          <text:insertion>
            <office:change-info>
              <dc:creator>Bob Jacobsen</dc:creator>
              <dc:date>2013-01-25T23:13:00</dc:date>
            </office:change-info>
          </text:insertion>
        </text:changed-region>
        <text:changed-region xml:id="ct507716624" text:id="ct507716624">
          <text:insertion>
            <office:change-info>
              <dc:creator>Bob Jacobsen</dc:creator>
              <dc:date>2013-01-27T10:57:00</dc:date>
            </office:change-info>
          </text:insertion>
        </text:changed-region>
        <text:changed-region xml:id="ct565080416" text:id="ct565080416">
          <text:insertion>
            <office:change-info>
              <dc:creator>Bob Jacobsen</dc:creator>
              <dc:date>2013-01-27T11:0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ion</text:h>
      <text:p text:style-name="Standard">This Technical Note contains informative discussion and background for the corresponding “OpenLCB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5">It is</text:span> expected that two documents will be read together.</text:p>
      <text:h text:style-name="Heading_20_2" text:outline-level="2">Introduction</text:h>
      <text:h text:style-name="Heading_20_2" text:outline-level="2">Intended Use</text:h>
      <text:h text:style-name="Heading_20_2" text:outline-level="2">References and Context</text:h>
      <text:p text:style-name="Standard">For more information on format and presentation, see: </text:p>
      <text:list xml:id="list7611452398118642208" text:style-name="L1">
        <text:list-item>
          <text:p text:style-name="P15">OpenLCB 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Note that zero-length datagrams are valid.</text:p>
      <text:h text:style-name="Heading_20_3" text:outline-level="3"><text:soft-page-break/>Datagram Received OK</text:h>
      <text:p text:style-name="Standard">This is an addressed message. The destination address (full Node ID or alias) can be taken directly from the received Datagram Content message.</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5">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5501221003081459496" text:style-name="L5">
        <text:list-item>
          <text:p text:style-name="P19">“Permanent error” — This node does not process datagrams, will not accept a datagram from this source, or for some other reason will not ever be able to accept this particular datagram. The datagram should not be retransmitted.</text:p>
        </text:list-item>
        <text:list-item>
          <text:p text:style-name="P19">“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5">the</text:span> error, but this is an undesirable case.</text:p>
      <text:p text:style-name="Standard">Optionally, the node can mark the reply with one or more of several conditions:</text:p>
      <text:p text:style-name="Standard">“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should be combined with the “Resend OK” flag to explicitly request retransmission.</text:p>
      <text:p text:style-name="Standard">“Source not permitted” — Datagrams from this source will never be accepted. Generally, this flag is only meaningful in conjunction with the “Permanent Error” flag, as there is no sense is retransmission in this context. This flag might be used to indicate that a receiving node is only willing to establish a connection with an exclusive set of nodes.</text:p>
      <text:p text:style-name="Standard">“Datagrams not accepted” — This node will not accept datagrams under any circumstance. A node can also reject the interaction with an Optional Interaction Rejected message (see “OpenLCB Message Network Standard”) instead of sending Datagram Rejected with this code.</text:p>
      <text:p text:style-name="Standard"><text:change text:change-id="ct524053408"/><text:change-start text:change-id="ct523846112"/><office:annotation><dc:creator>Bob Jacobsen</dc:creator><dc:date>2013-01-25T23:13:59</dc:date><text:p text:style-name="P27"><text:span text:style-name="T8">Out of order can happen with non-CAN. <text:s/>For example, if you get two Datagram content frames before sending a reply. <text:s/>Should it stay in this part?</text:span></text:p></office:annotation><text:change-end text:change-id="ct523846112"/></text:p>
      <text:p text:style-name="Standard"><text:soft-page-break/>The least-significant bits can be used for code for <text:span text:style-name="T5">the</text:span> specific condition that lead the receiving node to reject the Datagram Content message. <text:s/>This is a good idea, because it helps debug persistent problems. <text:s/>Node manufacturers should make the definition of those codes available in documentation, but that's not required by the Standard.</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h text:style-name="Heading_20_2" text:outline-level="2">Interactions</text:h>
      <text:p text:style-name="Standard">A datagram is just a single message containing the Datagram MTI and the data byte(s). There is a convention for a data format indicator at the start of the data bytes for use with application layer protocols transported over datagrams, see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here's no requirement for a specific response to out-of-spec Datagram Content messages. If a node receives out-of-spec datagram messages, such as one with too many byte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Implementation via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list xml:id="list5791879537304729312" text:style-name="L6">
        <text:list-item>
          <text:p text:style-name="P20">CAN-Datagram Content Single Frame — Note that zero-length datagrams are valid.</text:p>
        </text:list-item>
        <text:list-item>
          <text:p text:style-name="P20">CAN-Datagram Content First Frame — Note that there's no requirement that this contain 8 bytes. This is to keep the total number of frames in a Datagram Content message bounded.</text:p>
        </text:list-item>
        <text:list-item>
          <text:p text:style-name="P20"><text:soft-page-break/>CAN-Datagram Content Middle Frame — Note that there's no requirement that this contain 8 bytes. It cannot be empty, though.</text:p>
        </text:list-item>
        <text:list-item>
          <text:p text:style-name="P20">CAN 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5">at their destination node C. <text:s/>Datagram implementations need to track this in their internal state. <text:s/>Approaches include:</text:span></text:p>
      <text:list xml:id="list3359475664934162868" text:style-name="L2">
        <text:list-item>
          <text:p text:style-name="P16">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16">Having multiple buffers in which the datagrams are separately accumulated.</text:p>
        </text:list-item>
      </text:list>
      <text:p text:style-name="P12">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5">that</text:span> says that CAN frames <text:span text:style-name="T5">have</text:span> to be maximal size. <text:s/>A 9-byte datagram can be frames of 8 and 1, or 1 and 8. <text:s/>This is helpful for handling, e.g., buffering and creation of dynamic content in the source node.</text:p>
      <text:p text:style-name="Standard">It is preferred that the frames making up a datagram be transmitted in a group, adjacent on the CAN bus. <text:s/>It is permitted to interrupt that to send higher-priority frames, either for CAN segment-level 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5">i.e.</text:span>, an Only datagram or Last datagram message) is received for a datagram, the node replies to the original source node with a “Datagram Received OK” or “Datagram Rejected” message.</text:p>
      <text:p text:style-name="Standard"><text:soft-page-break/>The state machine for assembling datagram frames needs to know when the node Initialized state i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with or without “Transport error”, or simply ignore the message entirely.<text:change-start text:change-id="ct507716624"/><office:annotation><dc:creator>Bob Jacobsen</dc:creator><dc:date>2013-01-27T10:57:47</dc:date><text:p text:style-name="P28"><text:span text:style-name="T9">The out-of-order flag might appear here.</text:span></text:p></office:annotation><text:change-end text:change-id="ct507716624"/></text:p>
      <text:p text:style-name="Standard">Notice, however, that receiving a second valid datagram sequence while receiving one (or more) that fills the local buffers is <text:span text:style-name="T7">not</text:span> an out-of-spec condition, and the protocol defines exactly how the node is to react. There's no flexibility in this case. The receiving node <text:span text:style-name="T4">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7191986894476749809" text:style-name="L7">
        <text:list-item>
          <text:p text:style-name="P21">Memory configuration: Simple one-value reads and writes of configuration data are one-to-one operations that need to exchange 4-8-16-32 bytes of data.</text:p>
        </text:list-item>
        <text:list-item>
          <text:p text:style-name="P21">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1">RFID: RFID tags carry 40-64 bits of payload. Adding in some status and location information, reporting a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ext:soft-page-break/>the destination node is active, initialized and reachable, but i<text:span text:style-name="T5">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Examples</text:h>
      <text:h text:style-name="Heading_20_3" text:outline-level="3">Normal CAN case</text:h>
      <text:p text:style-name="P8"><text:tab/>Datagram First Frame →</text:p>
      <text:p text:style-name="P8"><text:tab/>Datagram Middle Frame →</text:p>
      <text:p text:style-name="P8"><text:tab/>Datagram Middle Frame →</text:p>
      <text:p text:style-name="P8"><text:tab/>Datagram Last Frame →</text:p>
      <text:p text:style-name="P11"><text:tab/>← Datagram Received OK</text:p>
      <text:h text:style-name="Heading_20_3" text:outline-level="3">Short CAN datagram case</text:h>
      <text:p text:style-name="P7"><text:tab/>Datagram Only Frame →</text:p>
      <text:p text:style-name="P10"><text:tab/>← Datagram Received OK</text:p>
      <text:h text:style-name="Heading_20_3" text:outline-level="3">Rejected short CAN datagram case</text:h>
      <text:p text:style-name="Standard">Even a short datagram can be rejected with a “Resend OK” if there's, e.g. a shortage of buffers:</text:p>
      <text:p text:style-name="P7"><text:tab/>Datagram Only Frame →</text:p>
      <text:p text:style-name="P10"><text:tab/>← Datagram Rejected, Resend OK</text:p>
      <text:h text:style-name="Heading_20_3" text:outline-level="3">Rejected interleaved CAN datagram case:</text:h>
      <text:p text:style-name="Standard">Accidental interleave, at a node that can't handle that:<text:tab/></text:p>
      <text:p text:style-name="Standard"><text:tab/>Datagram First Frame from A →<text:line-break/><text:tab/>Datagram First Frame from B →<text:line-break/><text:tab/>← Datagram Rejected, Resend OK to B<text:line-break/><text:tab/>Datagram Middle Frame from A →<text:line-break/><text:tab/>Datagram Last Frame from A →<text:line-break/><text:tab/>← Datagram Received OK to A<text:line-break/><text:tab/>Datagram First Frame from B →<text:line-break/><text:soft-page-break/><text:tab/>Datagram Final Frame from B →<text:line-break/><text:tab/>← Datagram Received OK to B</text:p>
      <text:h text:style-name="Heading_20_3" text:outline-level="3">Command/Reply Example</text:h>
      <text:p text:style-name="P7"><text:tab/>Command Datagram →</text:p>
      <text:p text:style-name="P7"><text:tab/>← Datagram Received OK</text:p>
      <text:p text:style-name="P7"><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7"><text:tab/>Command Datagram →</text:p>
      <text:p text:style-name="P7"><text:tab/>← Datagram Received OK</text:p>
      <text:p text:style-name="P7"><text:tab/>← Reply Datagram</text:p>
      <text:p text:style-name="P7"><text:tab/>Command Datagram →</text:p>
      <text:p text:style-name="P7"><text:tab/>Datagram Received OK →</text:p>
      <text:p text:style-name="P7"><text:tab/>← Datagram Received OK</text:p>
      <text:p text:style-name="P7"><text:tab/>← Reply Datagram</text:p>
      <text:p text:style-name="Standard"><text:tab/>Datagram Received OK →</text:p>
      <text:p text:style-name="Standard">Note that the 2<text:span text:style-name="T6">nd</text:span> command was sent before the reply datagram was sent. This is valid, but nodes with only one buffer may not be able to handle that Read until the transmit buffer has been emptied by an acknowledgement. In that case, the sequence may become, e.g.:</text:p>
      <text:p text:style-name="P7"><text:tab/>Command Datagram →</text:p>
      <text:p text:style-name="P7"><text:tab/>← Datagram Received OK</text:p>
      <text:p text:style-name="P7"><text:tab/>← Reply Datagram</text:p>
      <text:p text:style-name="P7"><text:tab/>Command Datagram →</text:p>
      <text:p text:style-name="P7"><text:tab/>← Datagram Rejected, Resend OK </text:p>
      <text:p text:style-name="P7"><text:tab/>Datagram Received OK →</text:p>
      <text:p text:style-name="P7"><text:tab/>Command Datagram (retransmit) →</text:p>
      <text:p text:style-name="P7"><text:tab/>← Datagram Received OK</text:p>
      <text:p text:style-name="P7"><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Datagram Content</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text:soft-page-break/>We also want <text:s/>“datagram content IDs” to be small, unique, unambiguous, easily assigned, etc. To do that, there are two basic approaches:</text:p>
      <text:list xml:id="list9021025788128263374" text:style-name="L3">
        <text:list-item>
          <text:p text:style-name="P17">A one-byte ID field with a central sequential method of assignment. <text:span text:style-name="T5">It is</text:span> called the “Datagram Protocol ID”. This is small, so doesn't use much space on CAN, but requires central recording of IDs.</text:p>
        </text:list-item>
        <text:list-item>
          <text:p text:style-name="P17">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5">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ing <text:s/>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3.4),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text:soft-page-break/>Future Extension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text:s/>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A one-to-many protocol could also do something like that, because the transmitter still knows how many “many” is. Global broadcast, like events, is hard because the transmitter's buffer management gets complicated unless it knows how many nodes are listening for its reply.</text:p>
      <text:p text:style-name="Standard">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header of N bytes on the front of 64 data bytes. Should CAN-FD come into general use, datagrams will just use the longer frames in the current system for breaking Datagram Content messages into <text:s/>segments.</text:p>
      <text:h text:style-name="Heading_20_2" text:outline-level="2">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8182890647740467748" text:style-name="L4">
        <text:list-item>
          <text:p text:style-name="P18">Node A creates a datagram for node B in its buffer and starts to send it.</text:p>
        </text:list-item>
        <text:list-item>
          <text:p text:style-name="P18">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text:soft-page-break/>deadly embrace. This can also happen in other contexts too, but only when sharing a buffer between transmit and reception. <text:span text:style-name="T5">It is</text:span> therefore easiest for an implementation to provide for two buffers if i<text:span text:style-name="T5">t is</text:span> likely to send and receive datagrams asynchronously.</text:p>
      <text:p text:style-name="Standard">The datagram protocol allows all nodes to reject a datagram when i<text:span text:style-name="T5">t has</text:span> been totally received. CAN and other wire protocols, because they require fragmentation of the datagram into smaller segments, therefore also allow an early rejection of a datagram. This mechanism can help keep buffers clear, but it<text:span text:style-name="T5"> is</text:span> not required that CAN implementations use this mechanism.<text:change-start text:change-id="ct565080416"/></text:p>
      <text:p text:style-name="P22"><text:change-end text:change-id="ct5650804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5"><text:s/>1 Introduction<text:tab/>1</text:p>
          <text:p text:style-name="P25"><text:s/>2 Annotations to the Standard<text:tab/>1</text:p>
          <text:p text:style-name="P26"><text:s/>2.1 Introduction<text:tab/>1</text:p>
          <text:p text:style-name="P26"><text:s/>2.2 Intended Use<text:tab/>1</text:p>
          <text:p text:style-name="P26"><text:s/>2.3 References and Context<text:tab/>1</text:p>
          <text:p text:style-name="P26"><text:s/>2.4  Message Formats<text:tab/>1</text:p>
          <text:p text:style-name="P23"><text:s/>2.4.1 Datagram Content<text:tab/>1</text:p>
          <text:p text:style-name="P23"><text:s/>2.4.2 Datagram Received OK<text:tab/>2</text:p>
          <text:p text:style-name="P23"><text:s/>2.4.3 Datagram Rejected<text:tab/>2</text:p>
          <text:p text:style-name="P24"><text:s/>2.4.3.1 Error Codes<text:tab/>2</text:p>
          <text:p text:style-name="P26"><text:s/>2.5 States<text:tab/>3</text:p>
          <text:p text:style-name="P26"><text:s/>2.6 Interactions<text:tab/>3</text:p>
          <text:p text:style-name="P23"><text:s/>2.6.1 Normal Transmission<text:tab/>3</text:p>
          <text:p text:style-name="P23"><text:s/>2.6.2 Rejected Transmission<text:tab/>3</text:p>
          <text:p text:style-name="P26"><text:s/>2.7 Implementation via CAN Transport<text:tab/>3</text:p>
          <text:p text:style-name="P23"><text:s/>2.7.1 CAN Message Formats<text:tab/>3</text:p>
          <text:p text:style-name="P23"><text:s/>2.7.2 CAN States<text:tab/>4</text:p>
          <text:p text:style-name="P23"><text:s/>2.7.3 CAN Interactions<text:tab/>4</text:p>
          <text:p text:style-name="P24"><text:s/>2.7.3.1 Normal Transmission<text:tab/>4</text:p>
          <text:p text:style-name="P24"><text:s/>2.7.3.2 Rejected Transmission<text:tab/>5</text:p>
          <text:p text:style-name="P25"><text:s/>3 Background Information<text:tab/>5</text:p>
          <text:p text:style-name="P26"><text:s/>3.1 Use Cases<text:tab/>5</text:p>
          <text:p text:style-name="P26"><text:s/>3.2 Discussion<text:tab/>5</text:p>
          <text:p text:style-name="P26"><text:s/>3.3 Examples<text:tab/>6</text:p>
          <text:p text:style-name="P23"><text:s/>3.3.1 Normal CAN case<text:tab/>6</text:p>
          <text:p text:style-name="P23"><text:s/>3.3.2 Short CAN datagram case<text:tab/>6</text:p>
          <text:p text:style-name="P23"><text:s/>3.3.3 Rejected short CAN datagram case<text:tab/>6</text:p>
          <text:p text:style-name="P23"><text:s/>3.3.4 Rejected interleaved CAN datagram case:<text:tab/>6</text:p>
          <text:p text:style-name="P23"><text:s/>3.3.5 Command/Reply Example<text:tab/>7</text:p>
          <text:p text:style-name="P23"><text:s/>3.3.6 Back and Forth Datagram Protocol<text:tab/>7</text:p>
          <text:p text:style-name="P26"><text:s/>3.4 Datagram Content<text:tab/>7</text:p>
          <text:p text:style-name="P26"><text:s/>3.5 Numerology<text:tab/>8</text:p>
          <text:p text:style-name="P26"><text:s/>3.6 Future Extensions<text:tab/>9</text:p>
          <text:p text:style-name="P26"><text:s/>3.7 Implementation Notes<text:tab/>9</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Datagram Transport Technical Note<draw:custom-shape text:anchor-type="char" draw:z-index="10"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116" text:date-value="2013-01-27T11:07:21">1-27-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7T11:07:21">Jan 27,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4"><text:date style:data-style-name="N116" text:date-value="2013-01-27T11:07:21">1-27-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0</meta:editing-cycles>
    <meta:editing-duration>PT15H15M7S</meta:editing-duration>
    <meta:generator>OpenOffice.org/3.4.1$Unix OpenOffice.org_project/341m1$Build-9593</meta:generator>
    <dc:date>2013-01-27T11:07:21</dc:date>
    <dc:creator>Bob Jacobsen</dc:creator>
    <meta:document-statistic meta:table-count="1" meta:image-count="1" meta:object-count="0" meta:page-count="11" meta:paragraph-count="191" meta:word-count="4271" meta:character-count="25802"/>
    <meta:user-defined meta:name="Info 1"/>
    <meta:user-defined meta:name="Info 2"/>
    <meta:user-defined meta:name="Info 3"/>
    <meta:user-defined meta:name="Info 4"/>
  </office:meta>
</office:document-meta>
</file>